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cm" fo:margin-right="0cm" fo:margin-top="0cm" fo:margin-bottom="0cm" loext:contextual-spacing="false" fo:line-height="140%"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2"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3"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letter-spacing="normal" fo:language="en" fo:country="GB" fo:font-style="normal" fo:font-weight="normal"/>
    </style:style>
    <style:style style:name="P4"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style>
    <style:style style:name="P5" style:family="paragraph" style:parent-style-name="Text_20_body">
      <style:paragraph-properties fo:margin-top="0cm" fo:margin-bottom="0cm" loext:contextual-spacing="false" fo:line-height="140%" fo:orphans="2" fo:widows="2"/>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6" style:family="paragraph" style:parent-style-name="Text_20_body">
      <style:text-properties fo:language="en" fo:country="GB"/>
    </style:style>
    <style:style style:name="P7"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color="#000000" fo:letter-spacing="normal" fo:language="en" fo:country="GB"/>
    </style:style>
    <style:style style:name="P8" style:family="paragraph" style:parent-style-name="Text_20_body">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9" style:family="paragraph" style:parent-style-name="Text_20_body">
      <style:text-properties fo:language="en" fo:country="GB"/>
    </style:style>
    <style:style style:name="P10"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11"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style>
    <style:style style:name="P12" style:family="paragraph" style:parent-style-name="Text_20_body" style:list-style-name="L25">
      <style:paragraph-properties fo:margin-left="0cm" fo:margin-right="0cm" fo:margin-top="0cm" fo:margin-bottom="0cm" loext:contextual-spacing="false" fo:orphans="2" fo:widows="2" fo:text-indent="0cm" style:auto-text-indent="false" fo:padding="0cm" fo:border="none"/>
    </style:style>
    <style:style style:name="P13" style:family="paragraph" style:parent-style-name="Text_20_body" style:list-style-name="L27">
      <style:paragraph-properties fo:margin-left="0cm" fo:margin-right="0cm" fo:margin-top="0cm" fo:margin-bottom="0cm" loext:contextual-spacing="false" fo:orphans="2" fo:widows="2" fo:text-indent="0cm" style:auto-text-indent="false" fo:padding="0cm" fo:border="none"/>
    </style:style>
    <style:style style:name="P14" style:family="paragraph" style:parent-style-name="Text_20_body" style:list-style-name="L28">
      <style:paragraph-properties fo:margin-left="0cm" fo:margin-right="0cm" fo:margin-top="0cm" fo:margin-bottom="0cm" loext:contextual-spacing="false" fo:orphans="2" fo:widows="2" fo:text-indent="0cm" style:auto-text-indent="false" fo:padding="0cm" fo:border="none"/>
    </style:style>
    <style:style style:name="P15" style:family="paragraph" style:parent-style-name="Text_20_body" style:list-style-name="L29">
      <style:paragraph-properties fo:margin-left="0cm" fo:margin-right="0cm" fo:margin-top="0cm" fo:margin-bottom="0cm" loext:contextual-spacing="false" fo:orphans="2" fo:widows="2" fo:text-indent="0cm" style:auto-text-indent="false" fo:padding="0cm" fo:border="none"/>
    </style:style>
    <style:style style:name="P16" style:family="paragraph" style:parent-style-name="Text_20_body" style:list-style-name="L31">
      <style:paragraph-properties fo:margin-left="0cm" fo:margin-right="0cm" fo:margin-top="0cm" fo:margin-bottom="0cm" loext:contextual-spacing="false" fo:orphans="2" fo:widows="2" fo:text-indent="0cm" style:auto-text-indent="false" fo:padding="0cm" fo:border="none"/>
    </style:style>
    <style:style style:name="P17"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18"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19"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20"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21"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22"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23"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24" style:family="paragraph" style:parent-style-name="Text_20_body" style:list-style-name="L15">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25" style:family="paragraph" style:parent-style-name="Text_20_body" style:list-style-name="L17">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26" style:family="paragraph" style:parent-style-name="Text_20_body" style:list-style-name="L20">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27" style:family="paragraph" style:parent-style-name="Text_20_body" style:list-style-name="L2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28" style:family="paragraph" style:parent-style-name="Text_20_body" style:list-style-name="L2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29" style:family="paragraph" style:parent-style-name="Text_20_body" style:list-style-name="L2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30" style:family="paragraph" style:parent-style-name="Text_20_body" style:list-style-name="L25">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31" style:family="paragraph" style:parent-style-name="Text_20_body" style:list-style-name="L27">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32" style:family="paragraph" style:parent-style-name="Text_20_body" style:list-style-name="L28">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33" style:family="paragraph" style:parent-style-name="Text_20_body" style:list-style-name="L35">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34" style:family="paragraph" style:parent-style-name="Text_20_body" style:list-style-name="L36">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35" style:family="paragraph" style:parent-style-name="Text_20_body" style:list-style-name="L38">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36" style:family="paragraph" style:parent-style-name="Text_20_body" style:list-style-name="L40">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37" style:family="paragraph" style:parent-style-name="Text_20_body" style:list-style-name="L32">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38"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letter-spacing="normal" fo:language="en" fo:country="GB" fo:font-style="normal" fo:font-weight="normal"/>
    </style:style>
    <style:style style:name="P39" style:family="paragraph" style:parent-style-name="Text_20_body" style:list-style-name="L18">
      <style:paragraph-properties fo:margin-left="0cm" fo:margin-right="0cm" fo:margin-top="0cm" fo:margin-bottom="0cm" loext:contextual-spacing="false" fo:line-height="140%" fo:orphans="2" fo:widows="2" fo:text-indent="0cm" style:auto-text-indent="false" fo:padding="0cm" fo:border="none"/>
    </style:style>
    <style:style style:name="P40"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style>
    <style:style style:name="P41" style:family="paragraph" style:parent-style-name="Text_20_body" style:list-style-name="L32">
      <style:paragraph-properties fo:margin-left="0cm" fo:margin-right="0cm" fo:margin-top="0cm" fo:margin-bottom="0cm" loext:contextual-spacing="false" style:line-height-at-least="0.582cm" fo:orphans="2" fo:widows="2" fo:text-indent="0cm" style:auto-text-indent="false" fo:padding="0cm" fo:border="none"/>
    </style:style>
    <style:style style:name="P42"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language="en" fo:country="GB"/>
    </style:style>
    <style:style style:name="P43" style:family="paragraph" style:parent-style-name="Text_20_body" style:list-style-name="L1">
      <style:paragraph-properties fo:margin-left="0cm" fo:margin-right="0cm" fo:orphans="2" fo:widows="2" fo:text-indent="0cm" style:auto-text-indent="false" fo:padding="0cm" fo:border="none"/>
    </style:style>
    <style:style style:name="P44" style:family="paragraph" style:parent-style-name="Text_20_body" style:list-style-name="L4">
      <style:paragraph-properties fo:margin-left="0cm" fo:margin-right="0cm" fo:orphans="2" fo:widows="2" fo:text-indent="0cm" style:auto-text-indent="false" fo:padding="0cm" fo:border="none"/>
    </style:style>
    <style:style style:name="P45" style:family="paragraph" style:parent-style-name="Text_20_body" style:list-style-name="L6">
      <style:paragraph-properties fo:margin-left="0cm" fo:margin-right="0cm" fo:orphans="2" fo:widows="2" fo:text-indent="0cm" style:auto-text-indent="false" fo:padding="0cm" fo:border="none"/>
    </style:style>
    <style:style style:name="P46" style:family="paragraph" style:parent-style-name="Text_20_body" style:list-style-name="L8">
      <style:paragraph-properties fo:margin-left="0cm" fo:margin-right="0cm" fo:orphans="2" fo:widows="2" fo:text-indent="0cm" style:auto-text-indent="false" fo:padding="0cm" fo:border="none"/>
    </style:style>
    <style:style style:name="P47" style:family="paragraph" style:parent-style-name="Text_20_body" style:list-style-name="L10">
      <style:paragraph-properties fo:margin-left="0cm" fo:margin-right="0cm" fo:orphans="2" fo:widows="2" fo:text-indent="0cm" style:auto-text-indent="false" fo:padding="0cm" fo:border="none"/>
    </style:style>
    <style:style style:name="P48" style:family="paragraph" style:parent-style-name="Text_20_body" style:list-style-name="L12">
      <style:paragraph-properties fo:margin-left="0cm" fo:margin-right="0cm" fo:orphans="2" fo:widows="2" fo:text-indent="0cm" style:auto-text-indent="false" fo:padding="0cm" fo:border="none"/>
    </style:style>
    <style:style style:name="P49" style:family="paragraph" style:parent-style-name="Text_20_body" style:list-style-name="L13">
      <style:paragraph-properties fo:margin-left="0cm" fo:margin-right="0cm" fo:orphans="2" fo:widows="2" fo:text-indent="0cm" style:auto-text-indent="false" fo:padding="0cm" fo:border="none"/>
    </style:style>
    <style:style style:name="P50" style:family="paragraph" style:parent-style-name="Text_20_body" style:list-style-name="L14">
      <style:paragraph-properties fo:margin-left="0cm" fo:margin-right="0cm" fo:orphans="2" fo:widows="2" fo:text-indent="0cm" style:auto-text-indent="false" fo:padding="0cm" fo:border="none"/>
    </style:style>
    <style:style style:name="P51" style:family="paragraph" style:parent-style-name="Text_20_body" style:list-style-name="L16">
      <style:paragraph-properties fo:margin-left="0cm" fo:margin-right="0cm" fo:orphans="2" fo:widows="2" fo:text-indent="0cm" style:auto-text-indent="false" fo:padding="0cm" fo:border="none"/>
    </style:style>
    <style:style style:name="P52" style:family="paragraph" style:parent-style-name="Text_20_body" style:list-style-name="L19">
      <style:paragraph-properties fo:margin-left="0cm" fo:margin-right="0cm" fo:orphans="2" fo:widows="2" fo:text-indent="0cm" style:auto-text-indent="false" fo:padding="0cm" fo:border="none"/>
    </style:style>
    <style:style style:name="P53" style:family="paragraph" style:parent-style-name="Text_20_body" style:list-style-name="L25">
      <style:paragraph-properties fo:margin-left="0cm" fo:margin-right="0cm" fo:orphans="2" fo:widows="2" fo:text-indent="0cm" style:auto-text-indent="false" fo:padding="0cm" fo:border="none"/>
    </style:style>
    <style:style style:name="P54" style:family="paragraph" style:parent-style-name="Text_20_body" style:list-style-name="L29">
      <style:paragraph-properties fo:margin-left="0cm" fo:margin-right="0cm" fo:orphans="2" fo:widows="2" fo:text-indent="0cm" style:auto-text-indent="false" fo:padding="0cm" fo:border="none"/>
      <style:text-properties officeooo:paragraph-rsid="0020c89c"/>
    </style:style>
    <style:style style:name="P55" style:family="paragraph" style:parent-style-name="Text_20_body" style:list-style-name="L31">
      <style:paragraph-properties fo:margin-left="0cm" fo:margin-right="0cm" fo:orphans="2" fo:widows="2" fo:text-indent="0cm" style:auto-text-indent="false" fo:padding="0cm" fo:border="none"/>
    </style:style>
    <style:style style:name="P56" style:family="paragraph" style:parent-style-name="Text_20_body" style:list-style-name="L40">
      <style:paragraph-properties fo:margin-left="0cm" fo:margin-right="0cm" fo:orphans="2" fo:widows="2" fo:text-indent="0cm" style:auto-text-indent="false" fo:padding="0cm" fo:border="none"/>
    </style:style>
    <style:style style:name="P57"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58" style:family="paragraph" style:parent-style-name="Text_20_body" style:list-style-name="L3">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59" style:family="paragraph" style:parent-style-name="Text_20_body" style:list-style-name="L5">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60" style:family="paragraph" style:parent-style-name="Text_20_body" style:list-style-name="L7">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61" style:family="paragraph" style:parent-style-name="Text_20_body" style:list-style-name="L9">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62" style:family="paragraph" style:parent-style-name="Text_20_body" style:list-style-name="L11">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63" style:family="paragraph" style:parent-style-name="Text_20_body" style:list-style-name="L15">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64" style:family="paragraph" style:parent-style-name="Text_20_body" style:list-style-name="L17">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65" style:family="paragraph" style:parent-style-name="Text_20_body" style:list-style-name="L20">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66" style:family="paragraph" style:parent-style-name="Text_20_body" style:list-style-name="L21">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67" style:family="paragraph" style:parent-style-name="Text_20_body" style:list-style-name="L22">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68" style:family="paragraph" style:parent-style-name="Text_20_body" style:list-style-name="L23">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69" style:family="paragraph" style:parent-style-name="Text_20_body" style:list-style-name="L24">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70" style:family="paragraph" style:parent-style-name="Text_20_body" style:list-style-name="L26">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71" style:family="paragraph" style:parent-style-name="Text_20_body" style:list-style-name="L27">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72" style:family="paragraph" style:parent-style-name="Text_20_body" style:list-style-name="L28">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73" style:family="paragraph" style:parent-style-name="Text_20_body" style:list-style-name="L30">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74" style:family="paragraph" style:parent-style-name="Text_20_body" style:list-style-name="L33">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75" style:family="paragraph" style:parent-style-name="Text_20_body" style:list-style-name="L34">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76" style:family="paragraph" style:parent-style-name="Text_20_body" style:list-style-name="L35">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77" style:family="paragraph" style:parent-style-name="Text_20_body" style:list-style-name="L36">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78" style:family="paragraph" style:parent-style-name="Text_20_body" style:list-style-name="L37">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79" style:family="paragraph" style:parent-style-name="Text_20_body" style:list-style-name="L38">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80" style:family="paragraph" style:parent-style-name="Text_20_body" style:list-style-name="L39">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T1" style:family="text">
      <style:text-properties fo:font-variant="normal" fo:text-transform="none" fo:color="#000000" style:font-name="Open Sans" fo:letter-spacing="normal" fo:language="en" fo:country="GB" fo:font-style="normal" fo:font-weight="normal"/>
    </style:style>
    <style:style style:name="T2" style:family="text">
      <style:text-properties fo:font-variant="normal" fo:text-transform="none" fo:color="#000000" style:font-name="Open Sans" fo:letter-spacing="normal" fo:language="en" fo:country="GB" fo:font-style="normal" fo:font-weight="normal" fo:background-color="#f4f4f4" loext:char-shading-value="0" loext:padding="0cm" loext:border="none"/>
    </style:style>
    <style:style style:name="T3" style:family="text">
      <style:text-properties fo:font-variant="normal" fo:text-transform="none" fo:color="#000000" style:font-name="Open Sans" fo:letter-spacing="normal" fo:language="en" fo:country="GB" fo:font-style="normal" fo:font-weight="normal" loext:padding="0cm" loext:border="none"/>
    </style:style>
    <style:style style:name="T4" style:family="text">
      <style:text-properties fo:font-variant="normal" fo:text-transform="none" fo:color="#000000" style:font-name="Open Sans" fo:letter-spacing="normal" fo:font-style="normal" fo:font-weight="normal"/>
    </style:style>
    <style:style style:name="T5" style:family="text">
      <style:text-properties fo:font-variant="normal" fo:text-transform="none" fo:color="#000000" style:font-name="Open Sans" fo:letter-spacing="normal" fo:font-style="normal" fo:font-weight="normal" fo:background-color="#f4f4f4" loext:char-shading-value="0" loext:padding="0cm" loext:border="none"/>
    </style:style>
    <style:style style:name="T6" style:family="text">
      <style:text-properties fo:font-variant="normal" fo:text-transform="none" fo:color="#000000" style:font-name="Open Sans" fo:letter-spacing="normal" fo:font-style="normal" fo:font-weight="normal" loext:padding="0cm" loext:border="none"/>
    </style:style>
    <style:style style:name="T7" style:family="text">
      <style:text-properties fo:font-variant="normal" fo:text-transform="none" fo:color="#000000" style:font-name="Open Sans" fo:font-size="12pt" fo:letter-spacing="normal" fo:font-style="normal" fo:font-weight="normal"/>
    </style:style>
    <style:style style:name="T8" style:family="text">
      <style:text-properties fo:font-variant="normal" fo:text-transform="none" fo:color="#000000" style:font-name="Open Sans" fo:font-size="12pt" fo:letter-spacing="normal" fo:font-style="normal" fo:font-weight="normal" fo:background-color="#f4f4f4" loext:char-shading-value="0" loext:padding="0cm" loext:border="none"/>
    </style:style>
    <style:style style:name="T9" style:family="text">
      <style:text-properties fo:font-variant="normal" fo:text-transform="none" fo:color="#000000" style:font-name="Open Sans" fo:font-size="12pt" fo:letter-spacing="normal" fo:language="en" fo:country="GB" fo:font-style="normal" fo:font-weight="normal"/>
    </style:style>
    <style:style style:name="T10" style:family="text">
      <style:text-properties fo:font-variant="normal" fo:text-transform="none" fo:color="#000000" style:font-name="Open Sans" fo:font-size="12pt" fo:letter-spacing="normal" fo:language="en" fo:country="GB" fo:font-style="normal" fo:font-weight="normal" fo:background-color="#f4f4f4" loext:char-shading-value="0" loext:padding="0cm" loext:border="none"/>
    </style:style>
    <style:style style:name="T11" style:family="text">
      <style:text-properties fo:font-variant="normal" fo:text-transform="none" fo:color="#000000" style:font-name="Open Sans" fo:font-size="12pt" fo:letter-spacing="normal" fo:language="en" fo:country="GB" fo:font-style="normal" fo:font-weight="normal" fo:background-color="#ffffff" loext:char-shading-value="0" loext:padding="0cm" loext:border="none"/>
    </style:style>
    <style:style style:name="T12" style:family="text">
      <style:text-properties fo:font-variant="normal" fo:text-transform="none" fo:color="#008bbb" style:text-line-through-style="none" style:text-line-through-type="none" style:font-name="Open Sans" fo:font-size="12pt" fo:letter-spacing="normal" fo:font-style="normal" style:text-underline-style="none" fo:font-weight="bold" style:text-blinking="false" loext:padding="0cm" loext:border="none"/>
    </style:style>
    <style:style style:name="T13" style:family="text">
      <style:text-properties fo:font-variant="normal" fo:text-transform="none" fo:color="#008bbb" style:text-line-through-style="none" style:text-line-through-type="none" style:font-name="Open Sans" fo:font-size="12pt" fo:letter-spacing="normal" fo:language="en" fo:country="GB" fo:font-style="normal" style:text-underline-style="none" fo:font-weight="bold" style:text-blinking="false" loext:padding="0cm" loext:border="none"/>
    </style:style>
    <style:style style:name="T14" style:family="text">
      <style:text-properties fo:font-weight="normal"/>
    </style:style>
    <style:style style:name="T15" style:family="text">
      <style:text-properties style:font-name="Open Sans" fo:background-color="#f4f4f4" loext:char-shading-value="0"/>
    </style:style>
    <style:style style:name="T16" style:family="text">
      <style:text-properties fo:language="en" fo:country="GB" fo:font-weight="normal"/>
    </style:style>
    <style:style style:name="T17" style:family="text">
      <style:text-properties style:text-underline-style="solid" style:text-underline-width="auto" style:text-underline-color="font-color" fo:font-weight="normal"/>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1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idterm projects are to completed individually. You may not collaborate with classmates on this assignment. Should you need assistance, you should reach out to your instructional staff.</text:p>
      <text:p text:style-name="P3">This project is designed to be challenging and should be completed as thoroughly as possible.</text:p>
      <text:p text:style-name="P3">In this project, you will be building a banking system. You should meet all of the requirements below:</text:p>
      <text:p text:style-name="P3"/>
      <text:h text:style-name="P7" text:outline-level="3">Requirements</text:h>
      <text:p text:style-name="P6"/>
      <text:list xml:id="list151721428" text:style-name="L19">
        <text:list-item>
          <text:p text:style-name="P52"><text:span text:style-name="T9">The system must have 4 types of accounts: </text:span><text:span text:style-name="Source_20_Text"><text:span text:style-name="T10">StudentChecking</text:span></text:span><text:span text:style-name="T9">, </text:span><text:span text:style-name="Source_20_Text"><text:span text:style-name="T10">Checking</text:span></text:span><text:span text:style-name="T9">, </text:span><text:span text:style-name="Source_20_Text"><text:span text:style-name="T10">Savings</text:span></text:span><text:span text:style-name="T9">, and </text:span><text:span text:style-name="Source_20_Text"><text:span text:style-name="T10">CreditCard</text:span></text:span><text:span text:style-name="T9">.</text:span></text:p>
        </text:list-item>
      </text:list>
      <text:p text:style-name="P6"/>
      <text:p text:style-name="P4"><text:span text:style-name="Strong_20_Emphasis"><text:span text:style-name="T3">Checking</text:span></text:span></text:p>
      <text:p text:style-name="P6"/>
      <text:p text:style-name="P3">Checking Accounts should have:</text:p>
      <text:list xml:id="list1220951732" text:style-name="L20">
        <text:list-item>
          <text:p text:style-name="P26">A balance</text:p>
        </text:list-item>
        <text:list-item>
          <text:p text:style-name="P26">A secretKey</text:p>
        </text:list-item>
        <text:list-item>
          <text:p text:style-name="P26">A PrimaryOwner</text:p>
        </text:list-item>
        <text:list-item>
          <text:p text:style-name="P26">An optional SecondaryOwner</text:p>
        </text:list-item>
        <text:list-item>
          <text:p text:style-name="P26">A minimumBalance</text:p>
        </text:list-item>
        <text:list-item>
          <text:p text:style-name="P26">A penaltyFee</text:p>
        </text:list-item>
        <text:list-item>
          <text:p text:style-name="P26">A monthlyMaintenanceFee</text:p>
        </text:list-item>
        <text:list-item>
          <text:p text:style-name="P26">A creationDate</text:p>
        </text:list-item>
        <text:list-item>
          <text:p text:style-name="P65">A status (FROZEN, ACTIVE)</text:p>
        </text:list-item>
      </text:list>
      <text:p text:style-name="P6"/>
      <text:p text:style-name="P4"><text:span text:style-name="Strong_20_Emphasis"><text:span text:style-name="T3">StudentChecking</text:span></text:span></text:p>
      <text:p text:style-name="P6"/>
      <text:p text:style-name="P3">Student Checking Accounts are identical to Checking Accounts except that they do NOT have:</text:p>
      <text:list xml:id="list4019644027" text:style-name="L21">
        <text:list-item>
          <text:p text:style-name="P27">A monthlyMaintenanceFee</text:p>
        </text:list-item>
        <text:list-item>
          <text:p text:style-name="P66">A minimumBalance</text:p>
        </text:list-item>
      </text:list>
      <text:p text:style-name="P6"/>
      <text:p text:style-name="P4"><text:span text:style-name="Strong_20_Emphasis"><text:span text:style-name="T3">Savings</text:span></text:span></text:p>
      <text:p text:style-name="P6"/>
      <text:p text:style-name="P3">Savings are identical to Checking accounts except that they</text:p>
      <text:list xml:id="list768553602" text:style-name="L22">
        <text:list-item>
          <text:p text:style-name="P28">Do NOT have a monthlyMaintenanceFee</text:p>
        </text:list-item>
        <text:list-item>
          <text:p text:style-name="P67"><text:soft-page-break/>Do have an interestRate</text:p>
        </text:list-item>
      </text:list>
      <text:p text:style-name="P6"/>
      <text:p text:style-name="P4"><text:span text:style-name="Strong_20_Emphasis"><text:span text:style-name="T3">CreditCard</text:span></text:span></text:p>
      <text:p text:style-name="P6"/>
      <text:p text:style-name="P3">CreditCard Accounts have:</text:p>
      <text:list xml:id="list2375404400" text:style-name="L23">
        <text:list-item>
          <text:p text:style-name="P29">A balance</text:p>
        </text:list-item>
        <text:list-item>
          <text:p text:style-name="P29">A PrimaryOwner</text:p>
        </text:list-item>
        <text:list-item>
          <text:p text:style-name="P29">An optional SecondaryOwner</text:p>
        </text:list-item>
        <text:list-item>
          <text:p text:style-name="P29">A creditLimit</text:p>
        </text:list-item>
        <text:list-item>
          <text:p text:style-name="P29">An interestRate</text:p>
        </text:list-item>
        <text:list-item>
          <text:p text:style-name="P68">A penaltyFee</text:p>
        </text:list-item>
      </text:list>
      <text:p text:style-name="P6"/>
      <text:list xml:id="list571752912" text:style-name="L24">
        <text:list-item>
          <text:p text:style-name="P69">The system must have 3 types of Users: Admins and AccountHolders.</text:p>
        </text:list-item>
      </text:list>
      <text:p text:style-name="P6"/>
      <text:p text:style-name="P4"><text:span text:style-name="Strong_20_Emphasis"><text:span text:style-name="T3">AccountHolders</text:span></text:span></text:p>
      <text:p text:style-name="P6"/>
      <text:p text:style-name="P4"><text:span text:style-name="T1">The </text:span><text:span text:style-name="Source_20_Text"><text:span text:style-name="T2">AccountHolders</text:span></text:span><text:span text:style-name="T1"> should be able to access their own accounts and only their accounts when passing the correct credentials using Basic Auth. AccountHolders have:</text:span></text:p>
      <text:list xml:id="list3653040609" text:style-name="L25">
        <text:list-item>
          <text:p text:style-name="P30">A name</text:p>
        </text:list-item>
        <text:list-item>
          <text:p text:style-name="P30">Date of birth</text:p>
        </text:list-item>
        <text:list-item>
          <text:p text:style-name="P12"><text:span text:style-name="T9">A </text:span><text:span text:style-name="Source_20_Text"><text:span text:style-name="T10">primaryAddress</text:span></text:span><text:span text:style-name="T9"> (which should be a separate address class)</text:span></text:p>
        </text:list-item>
        <text:list-item>
          <text:p text:style-name="P53"><text:span text:style-name="T9">An optional </text:span><text:span text:style-name="Source_20_Text"><text:span text:style-name="T10">mailingAddress</text:span></text:span></text:p>
        </text:list-item>
      </text:list>
      <text:p text:style-name="P6"/>
      <text:p text:style-name="P4"><text:span text:style-name="Strong_20_Emphasis"><text:span text:style-name="T3">Admins</text:span></text:span></text:p>
      <text:p text:style-name="P6"/>
      <text:p text:style-name="P3">Admins only have a name</text:p>
      <text:p text:style-name="P6"/>
      <text:p text:style-name="P4"><text:span text:style-name="Strong_20_Emphasis"><text:span text:style-name="T3">ThirdParty</text:span></text:span></text:p>
      <text:p text:style-name="P6"/>
      <text:p text:style-name="P3">The ThirdParty Accounts have a hashed key and a name.</text:p>
      <text:p text:style-name="P6"/>
      <text:list xml:id="list2965836515" text:style-name="L26">
        <text:list-item>
          <text:p text:style-name="P70">Admins can create new accounts. When creating a new account they can create Checking, Savings, or CreditCard Accounts.</text:p>
        </text:list-item>
      </text:list>
      <text:p text:style-name="P6"/>
      <text:p text:style-name="P4"><text:span text:style-name="Strong_20_Emphasis"><text:span text:style-name="T3">Savings</text:span></text:span></text:p>
      <text:p text:style-name="P6"/>
      <text:list xml:id="list2712385263" text:style-name="L27">
        <text:list-item>
          <text:p text:style-name="P31"><text:soft-page-break/>Savings accounts have a default interest rate of 0.0025</text:p>
        </text:list-item>
        <text:list-item>
          <text:p text:style-name="P31">Savings accounts may be instantiated with an interest rate other than the default, with a maximum interest rate of 0.5</text:p>
        </text:list-item>
        <text:list-item>
          <text:p text:style-name="P13"><text:span text:style-name="T9">Savings accounts should have a default </text:span><text:span text:style-name="Source_20_Text"><text:span text:style-name="T10">minimumBalance</text:span></text:span><text:span text:style-name="T9"> of 1000</text:span></text:p>
        </text:list-item>
        <text:list-item>
          <text:p text:style-name="P71">Savings accounts may be instantiated with a minimum balance of less than 1000 but no lower than 100</text:p>
        </text:list-item>
      </text:list>
      <text:p text:style-name="P6"/>
      <text:p text:style-name="P4"><text:span text:style-name="Strong_20_Emphasis"><text:span text:style-name="T3">CreditCards</text:span></text:span></text:p>
      <text:p text:style-name="P6"/>
      <text:list xml:id="list1930411641" text:style-name="L28">
        <text:list-item>
          <text:p text:style-name="P32">CreditCard accounts have a default creditLimit of 100</text:p>
        </text:list-item>
        <text:list-item>
          <text:p text:style-name="P32">CreditCards may be instantiated with a creditLimit higher than 100 but not higher than 100000</text:p>
        </text:list-item>
        <text:list-item>
          <text:p text:style-name="P14"><text:span text:style-name="T9">CreditCards have a default </text:span><text:span text:style-name="Source_20_Text"><text:span text:style-name="T10">interestRate</text:span></text:span><text:span text:style-name="T9"> of 0.2</text:span></text:p>
        </text:list-item>
        <text:list-item>
          <text:p text:style-name="P72">CreditCards may be instantiated with an interestRate less than 0.2 but not lower than 0.1</text:p>
        </text:list-item>
      </text:list>
      <text:p text:style-name="P6"/>
      <text:p text:style-name="P4"><text:span text:style-name="Strong_20_Emphasis"><text:span text:style-name="T3">CheckingAccounts</text:span></text:span></text:p>
      <text:p text:style-name="P6"/>
      <text:list xml:id="list4247845491" text:style-name="L29">
        <text:list-item>
          <text:p text:style-name="P15"><text:span text:style-name="T9">When creating a new Checking account, if the </text:span><text:span text:style-name="Source_20_Text"><text:span text:style-name="T10">primaryOwner</text:span></text:span><text:span text:style-name="T9"> is less than 24, a StudentChecking account should be created otherwise a regular Checking Account should be created.</text:span></text:p>
        </text:list-item>
        <text:list-item>
          <text:p text:style-name="P54"><text:span text:style-name="T9">Checking accounts should have a </text:span><text:span text:style-name="Source_20_Text"><text:span text:style-name="T10">minimumBalance</text:span></text:span><text:span text:style-name="T9"> of 250 and a </text:span><text:span text:style-name="Source_20_Text"><text:span text:style-name="T10">monthlyMaintenanceFee</text:span></text:span><text:span text:style-name="T9"> of 12</text:span></text:p>
        </text:list-item>
      </text:list>
      <text:p text:style-name="P6"/>
      <text:list xml:id="list1760847373" text:style-name="L30">
        <text:list-item>
          <text:p text:style-name="P73">Interest and Fees should be applied appropriately</text:p>
        </text:list-item>
      </text:list>
      <text:p text:style-name="P6"/>
      <text:p text:style-name="P4"><text:span text:style-name="Strong_20_Emphasis"><text:span text:style-name="T3">PenaltyFee</text:span></text:span></text:p>
      <text:p text:style-name="P6"/>
      <text:list xml:id="list4170384912" text:style-name="L31">
        <text:list-item>
          <text:p text:style-name="P16"><text:span text:style-name="T9">The </text:span><text:span text:style-name="Source_20_Text"><text:span text:style-name="T10">penaltyFee</text:span></text:span><text:span text:style-name="T9"> for all accounts should be 40.</text:span></text:p>
        </text:list-item>
        <text:list-item>
          <text:p text:style-name="P55"><text:span text:style-name="T9">If any account drops below the </text:span><text:span text:style-name="Source_20_Text"><text:span text:style-name="T10">minimumBalance</text:span></text:span><text:span text:style-name="T9">, the </text:span><text:span text:style-name="Source_20_Text"><text:span text:style-name="T10">penaltyFee</text:span></text:span><text:span text:style-name="T9"> should be deducted from the balance automatically</text:span></text:p>
        </text:list-item>
      </text:list>
      <text:p text:style-name="P6"/>
      <text:p text:style-name="P4"><text:span text:style-name="Strong_20_Emphasis"><text:span text:style-name="T3">InterestRate</text:span></text:span></text:p>
      <text:p text:style-name="P6"/>
      <text:list xml:id="list1195078741" text:style-name="L32">
        <text:list-item>
          <text:p text:style-name="P41"><text:soft-page-break/><text:span text:style-name="T9">Interest on savings accounts is added to the account annually at the rate of specified </text:span><text:span text:style-name="Source_20_Text"><text:span text:style-name="T10">interestRate</text:span></text:span><text:span text:style-name="T9"> per year. That means that if I have 1000000 in a savings account with a 0.01 interest rate, 1% of 1 Million is added to my account after 1 year. When a savings account balance is accessed, you must determine if it has been 1 year or more since either the account was created or since interest was added to the account, and add the appropriate interest to the balance if necessary.</text:span></text:p>
        </text:list-item>
        <text:list-item>
          <text:p text:style-name="P37">Interest on credit cards is added to the balance monthly. If you have a 12% interest rate (0.12) then 1% interest will be added to the account monthly. When the balance of a credit card is accessed, check to determine if it has been 1 month or more since the account was created or since interested was added, and if so, add the appropriate interest to the balance.</text:p>
        </text:list-item>
      </text:list>
      <text:p text:style-name="P6"/>
      <text:list xml:id="list1831732905" text:style-name="L33">
        <text:list-item>
          <text:p text:style-name="P74">Account Access</text:p>
        </text:list-item>
      </text:list>
      <text:p text:style-name="P6"/>
      <text:p text:style-name="P4"><text:span text:style-name="Strong_20_Emphasis"><text:span text:style-name="T3">Admins</text:span></text:span></text:p>
      <text:p text:style-name="P6"/>
      <text:list xml:id="list1991736681" text:style-name="L34">
        <text:list-item>
          <text:p text:style-name="P75">Admins should be able to access the balance for any account and to modify it.</text:p>
        </text:list-item>
      </text:list>
      <text:p text:style-name="P6"/>
      <text:p text:style-name="P4"><text:span text:style-name="Strong_20_Emphasis"><text:span text:style-name="T3">AccountHolders</text:span></text:span></text:p>
      <text:p text:style-name="P6"/>
      <text:list xml:id="list2966818686" text:style-name="L35">
        <text:list-item>
          <text:p text:style-name="P33">AccountHolders should be able to access their own account balance</text:p>
        </text:list-item>
        <text:list-item>
          <text:p text:style-name="P76">Account holders should be able to transfer money from any of their accounts to any other account (regardless of owner). The transfer should only be processed if the account has sufficient funds. The user must provide the Primary or Secondary owner name and the id of the account that should receive the transfer.</text:p>
        </text:list-item>
      </text:list>
      <text:p text:style-name="P6"/>
      <text:p text:style-name="P4"><text:span text:style-name="Strong_20_Emphasis"><text:span text:style-name="T3">Third-Party Users</text:span></text:span></text:p>
      <text:p text:style-name="P6"/>
      <text:list xml:id="list2495377497" text:style-name="L36">
        <text:list-item>
          <text:p text:style-name="P34">There must be a way for third-party users to receive and send money to other accounts.</text:p>
        </text:list-item>
        <text:list-item>
          <text:p text:style-name="P34">Third-party users must be added to the database by an admin.</text:p>
        </text:list-item>
        <text:list-item>
          <text:p text:style-name="P77">In order to receive and send money, Third-Party Users must provide their hashed key in the header of the HTTP request. They also must provide the amount, the Account id and the account secret key.</text:p>
        </text:list-item>
      </text:list>
      <text:p text:style-name="P6"/>
      <text:list xml:id="list478382613" text:style-name="L37">
        <text:list-item>
          <text:p text:style-name="P78">Fraud Detection</text:p>
        </text:list-item>
      </text:list>
      <text:p text:style-name="P3"><text:soft-page-break/>The application must recognize patterns that indicate fraud and Freeze the account status when potential fraud is detected.</text:p>
      <text:p text:style-name="P3">Patterns that indicate fraud include:</text:p>
      <text:list xml:id="list2542725970" text:style-name="L38">
        <text:list-item>
          <text:p text:style-name="P35">Transactions made in 24 hours total to more than 150% of the customers highest daily total transactions in any other 24 hour period.</text:p>
        </text:list-item>
        <text:list-item>
          <text:p text:style-name="P79">More than 2 transactions occurring on a single account within a 1 second period.</text:p>
        </text:list-item>
      </text:list>
      <text:p text:style-name="P6"/>
      <text:list xml:id="list3008241507" text:style-name="L39">
        <text:list-item>
          <text:p text:style-name="P80">Good Practices</text:p>
        </text:list-item>
      </text:list>
      <text:list xml:id="list4282859908" text:style-name="L40">
        <text:list-item>
          <text:p text:style-name="P36">You must include the thorough unit and integration tests.</text:p>
        </text:list-item>
        <text:list-item>
          <text:p text:style-name="P36">You must include robust error handling.</text:p>
        </text:list-item>
        <text:list-item>
          <text:p text:style-name="P56"><text:span text:style-name="T9">You must use the </text:span><text:a xlink:type="simple" xlink:href="https://gist.githubusercontent.com/GazzD/a2d8a92ac0b46858070d08bbc4cc4f40/raw/eaf48efd7c191ba1c518f93484e9ce9b6d79e653/Money.java" office:target-frame-name="_blank" xlink:show="new" text:style-name="Internet_20_link" text:visited-style-name="Visited_20_Internet_20_Link"><text:span text:style-name="T13">Money class</text:span></text:a><text:span text:style-name="T9"> for all currency and BigDecimal for any other decimal or large number math.</text:span></text:p>
        </text:list-item>
      </text:list>
      <text:p text:style-name="P42"/>
      <text:p text:style-name="P3">Good luck and have fun!</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0T17:24:18.688172268</meta:creation-date>
    <dc:date>2021-09-08T08:36:29.029045474</dc:date>
    <meta:editing-duration>PT45M39S</meta:editing-duration>
    <meta:editing-cycles>6</meta:editing-cycles>
    <meta:generator>LibreOffice/6.4.7.2$Linux_X86_64 LibreOffice_project/40$Build-2</meta:generator>
    <meta:document-statistic meta:table-count="0" meta:image-count="0" meta:object-count="0" meta:page-count="5" meta:paragraph-count="84" meta:word-count="880" meta:character-count="5134" meta:non-whitespace-character-count="4393"/>
  </office:meta>
</office:document-meta>
</file>